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size="12pt" fo:font-weight="normal" officeooo:rsid="000b7f47" officeooo:paragraph-rsid="000b7f47" style:font-size-asian="10.5pt" style:font-weight-asian="normal" style:font-size-complex="12pt" style:font-weight-complex="normal"/>
    </style:style>
    <style:style style:name="P8" style:family="paragraph" style:parent-style-name="Standard">
      <style:text-properties fo:font-size="12pt" fo:font-weight="normal" officeooo:rsid="000d0ee9" officeooo:paragraph-rsid="000d0ee9" style:font-size-asian="10.5pt" style:font-weight-asian="normal" style:font-size-complex="12pt" style:font-weight-complex="normal"/>
    </style:style>
    <style:style style:name="P9" style:family="paragraph" style:parent-style-name="Standard">
      <style:text-properties fo:font-size="12pt" fo:font-weight="normal" officeooo:rsid="000d0ee9" officeooo:paragraph-rsid="0010fe9c" style:font-size-asian="10.5pt" style:font-weight-asian="normal" style:font-size-complex="12pt" style:font-weight-complex="normal"/>
    </style:style>
    <style:style style:name="P10" style:family="paragraph" style:parent-style-name="Standard">
      <style:text-properties fo:font-size="12pt" fo:font-weight="normal" officeooo:paragraph-rsid="0012824b" style:font-size-asian="10.5pt" style:font-weight-asian="normal" style:font-size-complex="12pt" style:font-weight-complex="normal"/>
    </style:style>
    <style:style style:name="P11"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center"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3"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text-properties fo:font-size="12pt" fo:font-weight="bold" style:font-size-asian="10.5pt" style:font-weight-asian="bold" style:font-size-complex="12pt" style:font-weight-complex="bold"/>
    </style:style>
    <style:style style:name="P17" style:family="paragraph" style:parent-style-name="Standard">
      <style:paragraph-properties fo:break-before="page"/>
      <style:text-properties fo:font-size="12pt" fo:font-weight="bold" style:font-size-asian="10.5pt" style:font-weight-asian="bold" style:font-size-complex="12pt" style:font-weight-complex="bold"/>
    </style:style>
    <style:style style:name="P18" style:family="paragraph" style:parent-style-name="Standard">
      <style:text-properties fo:font-size="12pt" fo:font-weight="normal" style:font-size-asian="10.5pt" style:font-weight-asian="normal" style:font-size-complex="12pt" style:font-weight-complex="normal"/>
    </style:style>
    <style:style style:name="P19" style:family="paragraph" style:parent-style-name="Standard" style:list-style-name="L1">
      <style:text-properties fo:font-size="12pt" fo:font-weight="normal" style:font-size-asian="10.5pt" style:font-weight-asian="normal" style:font-size-complex="12pt" style:font-weight-complex="normal"/>
    </style:style>
    <style:style style:name="P20" style:family="paragraph" style:parent-style-name="Standard" style:list-style-name="L2">
      <style:text-properties fo:font-size="12pt" fo:font-weight="normal" style:font-size-asian="10.5pt" style:font-weight-asian="normal" style:font-size-complex="12pt" style:font-weight-complex="normal"/>
    </style:style>
    <style:style style:name="P21" style:family="paragraph" style:parent-style-name="Standard">
      <style:text-properties fo:font-size="12pt" fo:font-weight="normal" officeooo:rsid="00127d52" officeooo:paragraph-rsid="00127d52" style:font-size-asian="10.5pt" style:font-weight-asian="normal" style:font-size-complex="12pt" style:font-weight-complex="normal"/>
    </style:style>
    <style:style style:name="P22" style:family="paragraph" style:parent-style-name="Standard">
      <style:text-properties fo:font-size="12pt" fo:font-weight="normal" officeooo:rsid="0012824b" officeooo:paragraph-rsid="0012824b" style:font-size-asian="10.5pt" style:font-weight-asian="normal" style:font-size-complex="12pt" style:font-weight-complex="normal"/>
    </style:style>
    <style:style style:name="P23" style:family="paragraph" style:parent-style-name="Standard">
      <style:text-properties fo:font-size="12pt" fo:font-weight="normal" officeooo:paragraph-rsid="00148001" style:font-size-asian="10.5pt" style:font-weight-asian="normal" style:font-size-complex="12pt" style:font-weight-complex="normal"/>
    </style:style>
    <style:style style:name="P24" style:family="paragraph" style:parent-style-name="Standard">
      <style:text-properties fo:font-size="12pt" fo:font-weight="normal" officeooo:paragraph-rsid="0015944a" style:font-size-asian="10.5pt" style:font-weight-asian="normal" style:font-size-complex="12pt" style:font-weight-complex="normal"/>
    </style:style>
    <style:style style:name="P25" style:family="paragraph" style:parent-style-name="Standard">
      <style:text-properties fo:font-size="12pt" fo:font-weight="normal" officeooo:paragraph-rsid="00175847" style:font-size-asian="10.5pt" style:font-weight-asian="normal" style:font-size-complex="12pt" style:font-weight-complex="normal"/>
    </style:style>
    <style:style style:name="P26" style:family="paragraph" style:parent-style-name="Standard">
      <style:text-properties fo:font-size="12pt" fo:font-weight="normal" officeooo:paragraph-rsid="001e5e51" style:font-size-asian="10.5pt" style:font-weight-asian="normal" style:font-size-complex="12pt" style:font-weight-complex="normal"/>
    </style:style>
    <style:style style:name="P27" style:family="paragraph" style:parent-style-name="Standard">
      <style:text-properties fo:font-size="12pt" fo:font-weight="normal" officeooo:paragraph-rsid="001f7684" style:font-size-asian="10.5pt" style:font-weight-asian="normal" style:font-size-complex="12pt" style:font-weight-complex="normal"/>
    </style:style>
    <style:style style:name="P28" style:family="paragraph" style:parent-style-name="Standard">
      <style:text-properties fo:font-size="12pt" fo:font-weight="normal" officeooo:paragraph-rsid="00211427" style:font-size-asian="10.5pt" style:font-weight-asian="normal" style:font-size-complex="12pt" style:font-weight-complex="normal"/>
    </style:style>
    <style:style style:name="P29" style:family="paragraph" style:parent-style-name="Standard">
      <style:text-properties fo:font-size="12pt" fo:font-weight="bold" style:font-size-asian="10.5pt" style:font-weight-asian="bold" style:font-size-complex="12pt" style:font-weight-complex="bold"/>
    </style:style>
    <style:style style:name="P30"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31" style:family="paragraph" style:parent-style-name="Standard">
      <style:text-properties fo:font-size="12pt" fo:font-style="normal" fo:font-weight="normal" officeooo:paragraph-rsid="001ebcce" style:font-size-asian="10.5pt" style:font-style-asian="normal" style:font-weight-asian="normal" style:font-size-complex="12pt" style:font-style-complex="normal" style:font-weight-complex="normal"/>
    </style:style>
    <style:style style:name="P32" style:family="paragraph" style:parent-style-name="Standard">
      <style:paragraph-properties fo:break-before="page"/>
      <style:text-properties fo:font-size="12pt" fo:font-weight="bold" style:font-size-asian="10.5pt" style:font-weight-asian="bold" style:font-size-complex="12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style:font-size-asian="10.5pt" style:font-size-complex="12pt"/>
    </style:style>
    <style:style style:name="T3" style:family="text">
      <style:text-properties officeooo:rsid="0008bb76"/>
    </style:style>
    <style:style style:name="T4" style:family="text">
      <style:text-properties officeooo:rsid="000b7f47"/>
    </style:style>
    <style:style style:name="T5" style:family="text">
      <style:text-properties officeooo:rsid="000e2d47"/>
    </style:style>
    <style:style style:name="T6" style:family="text">
      <style:text-properties officeooo:rsid="0010fe9c"/>
    </style:style>
    <style:style style:name="T7" style:family="text">
      <style:text-properties officeooo:rsid="00125a06"/>
    </style:style>
    <style:style style:name="T8" style:family="text">
      <style:text-properties officeooo:rsid="0012824b"/>
    </style:style>
    <style:style style:name="T9" style:family="text">
      <style:text-properties officeooo:rsid="00148001"/>
    </style:style>
    <style:style style:name="T10" style:family="text">
      <style:text-properties officeooo:rsid="0015944a"/>
    </style:style>
    <style:style style:name="T11" style:family="text">
      <style:text-properties officeooo:rsid="00175847"/>
    </style:style>
    <style:style style:name="T12" style:family="text">
      <style:text-properties officeooo:rsid="0018f2bd"/>
    </style:style>
    <style:style style:name="T13" style:family="text">
      <style:text-properties officeooo:rsid="001ac6a5"/>
    </style:style>
    <style:style style:name="T14" style:family="text">
      <style:text-properties officeooo:rsid="001bf9f3"/>
    </style:style>
    <style:style style:name="T15" style:family="text">
      <style:text-properties officeooo:rsid="001dd6ee"/>
    </style:style>
    <style:style style:name="T16" style:family="text">
      <style:text-properties officeooo:rsid="001e5e51"/>
    </style:style>
    <style:style style:name="T17" style:family="text">
      <style:text-properties officeooo:rsid="001ebcce"/>
    </style:style>
    <style:style style:name="T18" style:family="text">
      <style:text-properties officeooo:rsid="001f7684"/>
    </style:style>
    <style:style style:name="T19" style:family="text">
      <style:text-properties officeooo:rsid="002021d9"/>
    </style:style>
    <style:style style:name="T20" style:family="text">
      <style:text-properties officeooo:rsid="0021142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al Programming in PowerShell</text:p>
      <text:p text:style-name="P1"/>
      <text:p text:style-name="Standard"><text:span text:style-name="T1">A while back I got introduced to the concept of </text:span><text:a xlink:type="simple" xlink:href="http://www.defmacro.org/ramblings/fp.html"><text:span text:style-name="T1">functional programming</text:span></text:a><text:span text:style-name="T1"> and like most of you out there I found it hard to understand some of the concepts. Over time I have slowly started to understand some of the concepts and thought I would try to once for all capture them as I have a memory of a goldfish. </text:span></text:p>
      <text:p text:style-name="P6"/>
      <text:p text:style-name="Standard"><text:span text:style-name="T1">If you would like to learn more about it I suggest this great book titled </text:span><text:a xlink:type="simple" xlink:href="http://www.amazon.com/Real-World-Functional-Programming-Examples/dp/1933988924"><text:span text:style-name="T1">Real-World Functional Programming</text:span></text:a><text:span text:style-name="T1">.</text:span></text:p>
      <text:p text:style-name="P6"/>
      <text:p text:style-name="Standard"><text:span text:style-name="T1">Functional Programming is </text:span><text:a xlink:type="simple" xlink:href="http://en.wikipedia.org/wiki/Functional_programming"><text:span text:style-name="T1">defined</text:span></text:a><text:span text:style-name="T1"> as:</text:span></text:p>
      <text:p text:style-name="P6"/>
      <text:p text:style-name="P11"><text:span text:style-name="T3">A</text:span> programming paradigm that treats computation as the evaluation of mathematical functions and avoids state and mutable data. It emphasises the application of functions, in contrast to the imperative programming style, which emphasises changes in state.</text:p>
      <text:p text:style-name="P11"/>
      <text:p text:style-name="P13">Functional Programming is defined as using a style called Declarative programming rather than your traditional Imperative programming. What do these mean styles mean?</text:p>
      <text:p text:style-name="P13"/>
      <text:p text:style-name="P2"><text:span text:style-name="T1">Declarative Programming is </text:span><text:a xlink:type="simple" xlink:href="http://en.wikipedia.org/wiki/Declarative_programming"><text:span text:style-name="T1">defined</text:span></text:a><text:span text:style-name="T1"> as:</text:span></text:p>
      <text:p text:style-name="P13"/>
      <text:p text:style-name="P11"><text:span text:style-name="T5">A</text:span> programming paradigm that expresses the logic of a computation without describing its control flow. Many languages applying this style attempt to minimise or eliminate side effects by describing what the program should accomplish, rather than describing how to go about accomplishing it. </text:p>
      <text:p text:style-name="P11"/>
      <text:p text:style-name="P2"><text:span text:style-name="T1">Imperative Programming is </text:span><text:a xlink:type="simple" xlink:href="http://en.wikipedia.org/wiki/Imperative_programming"><text:span text:style-name="T1">defined</text:span></text:a><text:span text:style-name="T1"> as:</text:span></text:p>
      <text:p text:style-name="P13"/>
      <text:p text:style-name="P11">In computer science, imperative programming is a programming paradigm that describes computation in terms of statements that change a program state. In much the same way that imperative mood in natural languages expresses commands to take action, imperative programs define sequences of commands for the computer to perform.</text:p>
      <text:p text:style-name="P6"/>
      <text:p text:style-name="P6">The following points are what some of the functional programming languages exhibits:</text:p>
      <text:list xml:id="list29658219" text:style-name="L1">
        <text:list-item>
          <text:p text:style-name="P19">Immutable Object</text:p>
        </text:list-item>
        <text:list-item>
          <text:p text:style-name="P19">Higher Order Functions</text:p>
        </text:list-item>
        <text:list-item>
          <text:p text:style-name="P19">Currying</text:p>
        </text:list-item>
        <text:list-item>
          <text:p text:style-name="P19">Lazy Evaluation</text:p>
        </text:list-item>
        <text:list-item>
          <text:p text:style-name="P19">Continuations</text:p>
        </text:list-item>
        <text:list-item>
          <text:p text:style-name="P19">Pattern Matching</text:p>
        </text:list-item>
        <text:list-item>
          <text:p text:style-name="P19">Closures</text:p>
        </text:list-item>
      </text:list>
      <text:p text:style-name="P6"/>
      <text:p text:style-name="P6">Luckily for us is that </text:p>
      <text:p text:style-name="P6"/>
      <text:p text:style-name="P12">PowerShell is motivated by functional programming</text:p>
      <text:p text:style-name="P12"/>
      <text:p text:style-name="P14">Right so lets go through these points and how they apply to PowerShell.</text:p>
      <text:p text:style-name="P6"/>
      <text:p text:style-name="P16"/>
      <text:p text:style-name="P17">Immutable Object</text:p>
      <text:p text:style-name="P16"/>
      <text:p text:style-name="P6">An immutable object is an object whose state cannot be modified after it is created. <text:span text:style-name="T4">This is accomplished as follows:</text:span></text:p>
      <text:p text:style-name="P7">Describe "Immutable Object" {</text:p>
      <text:p text:style-name="P7"><text:s text:c="4"/>It "Should create immutable object" {</text:p>
      <text:p text:style-name="P7"><text:s text:c="8"/>$immutable = New-ImmutableObject @{ Name = "test"}</text:p>
      <text:p text:style-name="P7"><text:s text:c="8"/>$immutable.Name.Should.Be("test")</text:p>
      <text:p text:style-name="P7"/>
      <text:p text:style-name="P7"><text:s text:c="8"/>try {</text:p>
      <text:p text:style-name="P7"><text:s text:c="11"/>$immutable.Name = "test1"</text:p>
      <text:p text:style-name="P7"><text:s text:c="11"/>$false.Should.Be($true)</text:p>
      <text:p text:style-name="P7"><text:s text:c="8"/>}</text:p>
      <text:p text:style-name="P7"><text:s text:c="8"/>catch [System.Management.Automation.SetValueException] {</text:p>
      <text:p text:style-name="P7"><text:s text:c="12"/>$true.Should.Be($true)</text:p>
      <text:p text:style-name="P7"><text:s text:c="8"/>}</text:p>
      <text:p text:style-name="P7"><text:s text:c="4"/>}</text:p>
      <text:p text:style-name="P7">}</text:p>
      <text:p text:style-name="P7"/>
      <text:p text:style-name="P7">The implementing code is as follows:</text:p>
      <text:p text:style-name="P7"/>
      <text:p text:style-name="P8">function New-ImmutableObject($object) {</text:p>
      <text:p text:style-name="P8"><text:s text:c="4"/>$immutable = New-Object PSObject</text:p>
      <text:p text:style-name="P8"/>
      <text:p text:style-name="P8"><text:s text:c="4"/>$object.Keys | %{ </text:p>
      <text:p text:style-name="P8"><text:s text:c="8"/>$value = $object[$_]</text:p>
      <text:p text:style-name="P8"><text:s text:c="8"/>$closure = { $value }.GetNewClosure()</text:p>
      <text:p text:style-name="P8"><text:s text:c="8"/>$immutable | Add-Member -name $_ -memberType ScriptProperty -value $closure</text:p>
      <text:p text:style-name="P8"><text:s text:c="4"/>}</text:p>
      <text:p text:style-name="P8"><text:s text:c="4"/></text:p>
      <text:p text:style-name="P8"><text:s text:c="4"/>return $immutable</text:p>
      <text:p text:style-name="P8">}</text:p>
      <text:p text:style-name="P8"/>
      <text:p text:style-name="P9"><text:span text:style-name="T6">By adding a property that is of type ScriptProperty it generates a getter. When we try to modify it it will throw a <text:s/></text:span><text:span text:style-name="T4">System.Management.Automation.SetValueException. </text:span><text:span text:style-name="T7">The example uses a Hashtable as the input, however it is quite easy to extend it to use any type of object.</text:span></text:p>
      <text:p text:style-name="P6"/>
      <text:p text:style-name="P16"/>
      <text:p text:style-name="P17">Higher Order Functions</text:p>
      <text:p text:style-name="P16"/>
      <text:p text:style-name="P6">A higher-order function is a function that does at least one of the following:</text:p>
      <text:list xml:id="list29663032" text:style-name="L2">
        <text:list-item>
          <text:p text:style-name="P20">Take one or more functions as an input</text:p>
        </text:list-item>
        <text:list-item>
          <text:p text:style-name="P20">Output a function</text:p>
        </text:list-item>
      </text:list>
      <text:p text:style-name="P6"/>
      <text:p text:style-name="P21">So lets look at a simple test that will work out even and odd values in an array</text:p>
      <text:p text:style-name="P21"/>
      <text:p text:style-name="P22">Describe "Higher Order Functions" {</text:p>
      <text:p text:style-name="P22"><text:s text:c="4"/>$values = @(1, 2, 3, 4)</text:p>
      <text:p text:style-name="P22"/>
      <text:p text:style-name="P22"><text:s text:c="4"/>It "Should filter even" {</text:p>
      <text:p text:style-name="P22"><text:s text:c="8"/>$evenPredicate = { param($value) return $value % 2 -eq 0 }</text:p>
      <text:p text:style-name="P22"><text:s text:c="8"/>$even = Convert-ByFilter $values $evenPredicate</text:p>
      <text:p text:style-name="P22"><text:s text:c="8"/>$even.Length.Should.Be(2)</text:p>
      <text:p text:style-name="P22"><text:s text:c="8"/>$even[0].Should.Be(2)</text:p>
      <text:p text:style-name="P22"><text:s text:c="8"/>$even[1].Should.Be(4)</text:p>
      <text:p text:style-name="P22"><text:s text:c="4"/>}</text:p>
      <text:p text:style-name="P22"/>
      <text:p text:style-name="P22"><text:s text:c="4"/>It "Should filter odd" {</text:p>
      <text:p text:style-name="P22"><text:s text:c="8"/>$oddPredicate = { param($value) return $value % 2 -eq 1 }</text:p>
      <text:p text:style-name="P22"><text:s text:c="8"/>$odd = Convert-ByFilter $values $oddPredicate</text:p>
      <text:p text:style-name="P22"><text:s text:c="8"/>$odd.Length.Should.Be(2)</text:p>
      <text:p text:style-name="P22"><text:s text:c="8"/>$odd[0].Should.Be(1)</text:p>
      <text:p text:style-name="P22"><text:s text:c="8"/>$odd[1].Should.Be(3)</text:p>
      <text:p text:style-name="P22"><text:s text:c="4"/>}</text:p>
      <text:p text:style-name="P22">}</text:p>
      <text:p text:style-name="P22"/>
      <text:p text:style-name="P10"><text:span text:style-name="T8">PowerShell has a concept of a </text:span><text:a xlink:type="simple" xlink:href="http://www.bjd145.org/2008/02/one-of-interesting-features-that-is-i.html"><text:span text:style-name="T8">script block</text:span></text:a><text:span text:style-name="T8">. Our filter function is very easy</text:span></text:p>
      <text:p text:style-name="P22"/>
      <text:p text:style-name="P22">function Convert-ByFilter($values, $predicate) {</text:p>
      <text:p text:style-name="P22"><text:s text:c="4"/>return $values | where { &amp; $predicate $_ }</text:p>
      <text:p text:style-name="P22">}</text:p>
      <text:p text:style-name="P22"/>
      <text:p text:style-name="P10"><text:span text:style-name="T8">The important thing to notice is that we are using a </text:span><text:a xlink:type="simple" xlink:href="http://technet.microsoft.com/en-us/library/ee177028.aspx"><text:span text:style-name="T8">where</text:span></text:a><text:span text:style-name="T8"> expression and we are invoking the predicate with an &amp; (this took me a while to work out).</text:span></text:p>
      <text:p text:style-name="P6"/>
      <text:p text:style-name="P16"/>
      <text:p text:style-name="P17">Currying</text:p>
      <text:p text:style-name="P16"/>
      <text:p text:style-name="P6">Currying is the technique of transforming a function that takes multiple arguments (or an n-tuple of arguments) in such a way that it can be called as a chain of functions each with a single argument.</text:p>
      <text:p text:style-name="P6"/>
      <text:p text:style-name="P23"><text:span text:style-name="T9">This has proven to be a bit difficult in PowerShell </text:span><text:span text:style-name="T10">however it is not impossible. </text:span><text:span text:style-name="T12">Let's look at the example below:</text:span></text:p>
      <text:p text:style-name="P23"><text:span text:style-name="T10"/></text:p>
      <text:p text:style-name="P24"><text:span text:style-name="T10">Describe "Currying" {</text:span></text:p>
      <text:p text:style-name="P24"><text:span text:style-name="T10"><text:s text:c="4"/>It "Should add two values via annonymous functions" {</text:span></text:p>
      <text:p text:style-name="P24"><text:span text:style-name="T10"><text:s text:c="8"/>$add = { param($x) return { param($y) return $x + $y }.GetNewClosure() }</text:span></text:p>
      <text:p text:style-name="P24"><text:span text:style-name="T10"><text:s text:c="8"/>$addFive = &amp; $add 5</text:span></text:p>
      <text:p text:style-name="P24"><text:span text:style-name="T10"><text:s text:c="8"/>$ten = &amp; $addFive 5</text:span></text:p>
      <text:p text:style-name="P24"><text:span text:style-name="T10"><text:s text:c="8"/>$ten.Should.Be(10)</text:span></text:p>
      <text:p text:style-name="P24"><text:span text:style-name="T10"/></text:p>
      <text:p text:style-name="P24"><text:span text:style-name="T10"><text:s text:c="8"/>$ten = &amp; (&amp; $add 5) 5</text:span></text:p>
      <text:p text:style-name="P24"><text:span text:style-name="T10"><text:s text:c="8"/>$ten.Should.Be(10)</text:span></text:p>
      <text:p text:style-name="P24"><text:span text:style-name="T10"><text:s text:c="4"/>}</text:span></text:p>
      <text:p text:style-name="P24"><text:span text:style-name="T10"/></text:p>
      <text:p text:style-name="P24"><text:span text:style-name="T10"><text:s text:c="4"/>It "Should add two values via named functions" {</text:span></text:p>
      <text:p text:style-name="P24"><text:span text:style-name="T10"><text:s text:c="8"/>function add($x) { return { param($y) return $y + $x }.GetNewClosure() }</text:span></text:p>
      <text:p text:style-name="P24"><text:span text:style-name="T10"><text:s text:c="8"/>$addFive = add 5</text:span></text:p>
      <text:p text:style-name="P24"><text:span text:style-name="T10"/></text:p>
      <text:p text:style-name="P24"><text:span text:style-name="T10"><text:s text:c="8"/>$ten = &amp; $addFive 5</text:span></text:p>
      <text:p text:style-name="P24"><text:span text:style-name="T10"><text:s text:c="8"/>$ten.Should.Be(10)</text:span></text:p>
      <text:p text:style-name="P24"><text:span text:style-name="T10"/></text:p>
      <text:p text:style-name="P24"><text:span text:style-name="T10"><text:s text:c="8"/>$ten = &amp; (add 5) 5</text:span></text:p>
      <text:p text:style-name="P24"><text:span text:style-name="T10"><text:s text:c="8"/>$ten.Should.Be(10)</text:span></text:p>
      <text:p text:style-name="P24"><text:span text:style-name="T10"><text:s text:c="4"/>}</text:span></text:p>
      <text:p text:style-name="P24"><text:span text:style-name="T10">}</text:span></text:p>
      <text:p text:style-name="P24"><text:span text:style-name="T10"/></text:p>
      <text:p text:style-name="P25"><text:span text:style-name="T11">As we can see </text:span><text:span text:style-name="T14">a curried function</text:span><text:span text:style-name="T11"> can be created as </text:span><text:span text:style-name="T15">an anonymous</text:span><text:span text:style-name="T11"> function or a named one. I unfortunately could not find a clean way to represent this as a generic solution. </text:span><text:span text:style-name="T13">The trick here is to always return a new closure. There is a </text:span><text:a xlink:type="simple" xlink:href="http://www.dustindiaz.com/javascript-curry/"><text:span text:style-name="T13">JavaScript</text:span></text:a><text:span text:style-name="T13"> implementation that might be able to be used in PowerShell that maybe someone could help me with.</text:span></text:p>
      <text:p text:style-name="P6"/>
      <text:p text:style-name="P16"/>
      <text:p text:style-name="P17">Lazy Evaluation</text:p>
      <text:p text:style-name="P6"/>
      <text:p text:style-name="P6">Lazy Evaluation is an evaluation strategy which delays the evaluation of an expression until its value is needed and which also avoids repeated evaluations.</text:p>
      <text:p text:style-name="P6"/>
      <text:p text:style-name="P26"><text:span text:style-name="T16">This fortunately is easy to create as the wonderful people in the .NET framework created the class </text:span><text:a xlink:type="simple" xlink:href="http://msdn.microsoft.com/en-us/library/dd642331.aspx"><text:span text:style-name="T16">System.Lazy</text:span></text:a><text:span text:style-name="T16">. </text:span><text:span text:style-name="T18">Lets have a look at some PowerShell code</text:span></text:p>
      <text:p text:style-name="P26"><text:span text:style-name="T18"/></text:p>
      <text:p text:style-name="P27"><text:span text:style-name="T18">Describe "Lazy" {</text:span></text:p>
      <text:p text:style-name="P27"><text:span text:style-name="T18"><text:s text:c="4"/>$function = [System.Func[string]] { return "test" }</text:span></text:p>
      <text:p text:style-name="P27"><text:span text:style-name="T18"><text:s text:c="4"/>$lazy = New-Object System.Lazy[string] $function</text:span></text:p>
      <text:p text:style-name="P27"><text:span text:style-name="T18"/></text:p>
      <text:p text:style-name="P27"><text:span text:style-name="T18"><text:s text:c="4"/>It "Should not have a value evaluated" {</text:span></text:p>
      <text:p text:style-name="P27"><text:span text:style-name="T18"><text:s text:c="8"/>$lazy.IsValueCreated.Should.Be($false)</text:span></text:p>
      <text:p text:style-name="P27"><text:span text:style-name="T18"><text:s text:c="4"/>}</text:span></text:p>
      <text:p text:style-name="P27"><text:span text:style-name="T18"/></text:p>
      <text:p text:style-name="P27"><text:span text:style-name="T18"><text:s text:c="4"/>It "Should get lazy value" {</text:span></text:p>
      <text:p text:style-name="P27"><text:span text:style-name="T18"><text:s text:c="8"/>$lazy.Value.Should.Be("test")</text:span></text:p>
      <text:p text:style-name="P27"><text:span text:style-name="T18"><text:s text:c="8"/>$lazy.IsValueCreated.Should.Be($true)</text:span></text:p>
      <text:p text:style-name="P27"><text:span text:style-name="T18"><text:s text:c="4"/>}</text:span></text:p>
      <text:p text:style-name="P27"><text:span text:style-name="T18">}</text:span></text:p>
      <text:p text:style-name="P27"><text:span text:style-name="T18"/></text:p>
      <text:p text:style-name="P28"><text:span text:style-name="T20">All we need to do is create a Lazy object and call the Value property. The implementation will cache the value.</text:span></text:p>
      <text:p text:style-name="P6"/>
      <text:p text:style-name="P16">Continuations</text:p>
      <text:p text:style-name="P16"/>
      <text:p text:style-name="P5"><text:span text:style-name="T2">A continuation is an abstract representation of the control state of a computer program. What does that mean? This concept is best described by the idea of </text:span><text:a xlink:type="simple" xlink:href="http://c2.com/cgi/wiki?ContinuationPassingStyle"><text:span text:style-name="T2">Continuation Passing Style</text:span></text:a></text:p>
      <text:p text:style-name="P6"/>
      <text:p text:style-name="P11">A function written in continuation-passing style takes as an extra argument: an explicit "continuation" i.e. a function of one argument. When the CPS function has computed its result value, it "returns" it by calling the continuation function with this value as the argument</text:p>
      <text:p text:style-name="P11"/>
      <text:p text:style-name="P3"><text:span text:style-name="T2">The best way that this is implemented in the .NET framework is through the </text:span><text:a xlink:type="simple" xlink:href="http://msdn.microsoft.com/en-us/library/ee372288.aspx"><text:span text:style-name="T2">Task Library</text:span></text:a><text:span text:style-name="T2">.</text:span></text:p>
      <text:p text:style-name="P13"/>
      <text:p text:style-name="P15">Pattern Matching</text:p>
      <text:p text:style-name="P13"/>
      <text:p text:style-name="P4"><text:span text:style-name="T1">Pattern matching is the act of checking some sequence of tokens for the presence of the constituents of some pattern. Pattern matching in PowerShell is accomplished using the </text:span><text:a xlink:type="simple" xlink:href="http://technet.microsoft.com/en-us/library/ff730937.aspx"><text:span text:style-name="T1">switch</text:span></text:a><text:span text:style-name="T1"> statement. </text:span></text:p>
      <text:p text:style-name="P13"/>
      <text:p text:style-name="P4"><text:span text:style-name="T1">Using your traditional imperative programming languages the switch statement is considered a </text:span><text:a xlink:type="simple" xlink:href="http://c2.com/cgi/wiki?SwitchStatementsSmell"><text:span text:style-name="T1">code smell</text:span></text:a><text:span text:style-name="T1">. The reason that they have been frowned upon it is simply because they usually display signs of code duplication.</text:span></text:p>
      <text:p text:style-name="P13"/>
      <text:p text:style-name="P13">Pattern matching is encouraged in functional programming languages because they are much more powerful and functions are first class citizens.</text:p>
      <text:p text:style-name="P13"/>
      <text:p text:style-name="P15">Closures</text:p>
      <text:p text:style-name="P13"/>
      <text:p text:style-name="P13">A closure (also lexical closure or function closure) is a function together with a referencing environment for the non-local variables of that function.</text:p>
      <text:p text:style-name="P13"><text:soft-page-break/></text:p>
      <text:p text:style-name="P4"><text:span text:style-name="T1">Closures in PowerShell are created with the function </text:span><text:a xlink:type="simple" xlink:href="http://msdn.microsoft.com/en-us/library/system.management.automation.scriptblock.getnewclosure(v=vs.85).aspx"><text:span text:style-name="T1">GetNewClosure</text:span></text:a><text:span text:style-name="T1">. </text:span></text:p>
      <text:p text:style-name="P13"/>
      <text:p text:style-name="P11">The new script block is closed over the local variables in the scope that the closure is defined in. In other words, the current values of the local variables are captured and enclosed inside the script block bound to the module.</text:p>
      <text:p text:style-name="P11"/>
      <text:p text:style-name="P31"><text:span text:style-name="T17">You have seen this in previous examp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Falkowski</meta:initial-creator>
    <meta:creation-date>2012-08-12T13:12:48</meta:creation-date>
    <dc:date>2012-08-18T11:30:50.02</dc:date>
    <meta:editing-duration>PT12H17M28S</meta:editing-duration>
    <meta:editing-cycles>58</meta:editing-cycles>
    <meta:generator>LibreOffice/3.6$Windows_x86 LibreOffice_project/932b512-69e3009-7a10e5c-fc86223-a55908</meta:generator>
    <meta:document-statistic meta:table-count="0" meta:image-count="0" meta:object-count="0" meta:page-count="6" meta:paragraph-count="125" meta:word-count="1178" meta:character-count="7764" meta:non-whitespace-character-count="6314"/>
  </office:meta>
</office:document-meta>
</file>